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3.81cm" svg:height="1.905cm" svg:x="2.27cm" svg:y="1.635cm">
          <text:p text:style-name="P1">/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5.08cm" svg:height="1.905cm" svg:x="9.89cm" svg:y="1.635cm">
          <text:p text:style-name="P1">/<text:span text:style-name="T1">V</text:span>/flyer_vi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3.81cm" svg:height="1.905cm" svg:x="2.27cm" svg:y="4.81cm">
          <text:p text:style-name="P1">/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5.08cm" svg:height="1.905cm" svg:x="9.89cm" svg:y="7.985cm">
          <text:p text:style-name="P1">/<text:span text:style-name="T1">V</text:span>/flyer_fr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5.08cm" svg:height="1.905cm" svg:x="9.89cm" svg:y="4.81cm">
          <text:p text:style-name="P1">/<text:span text:style-name="T1">V</text:span>/flyer_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43cm" svg:y1="3.54cm" svg:x2="12.43cm" svg:y2="4.81cm" draw:start-shape="id1" draw:start-glue-point="8" draw:end-shape="id2" draw:end-glue-point="4" svg:d="m12430 3540v1270">
          <text:p/>
        </draw:connector>
        <draw:connector draw:style-name="gr2" draw:text-style-name="P1" draw:layer="layout" svg:x1="12.43cm" svg:y1="6.715cm" svg:x2="12.43cm" svg:y2="7.985cm" draw:start-shape="id2" draw:start-glue-point="8" draw:end-shape="id3" draw:end-glue-point="4" svg:d="m12430 6715v1270">
          <text:p/>
        </draw:connector>
        <draw:connector draw:style-name="gr2" draw:text-style-name="P1" draw:layer="layout" svg:x1="4.175cm" svg:y1="3.54cm" svg:x2="4.175cm" svg:y2="4.81cm" draw:start-shape="id4" draw:start-glue-point="8" draw:end-shape="id5" draw:end-glue-point="4" svg:d="m4175 3540v1270">
          <text:p/>
        </draw:connector>
        <draw:connector draw:style-name="gr2" draw:text-style-name="P1" draw:layer="layout" svg:x1="6.08cm" svg:y1="2.588cm" svg:x2="9.89cm" svg:y2="2.588cm" draw:start-shape="id4" draw:start-glue-point="10" draw:end-shape="id1" draw:end-glue-point="6" svg:d="m6080 2588h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uffard </meta:initial-creator>
    <meta:creation-date>2011-08-03T10:57:48</meta:creation-date>
    <dc:date>2011-08-03T11:59:19</dc:date>
    <dc:creator>bouffard </dc:creator>
    <meta:editing-duration>PT01H01M33S</meta:editing-duration>
    <meta:editing-cycles>3</meta:editing-cycles>
    <meta:generator>OpenOffice.org/3.2$Unix OpenOffice.org_project/320m19$Build-9505</meta:generator>
    <meta:document-statistic meta:object-count="9"/>
  </office:meta>
</office:document-meta>
</file>